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Noto Sans CJK JP DemiLight1" svg:font-family="'Noto Sans CJK JP DemiLight'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JP DemiLight" svg:font-family="'Noto Sans CJK JP Demi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draw:fill="none" draw:textarea-vertical-align="middle" fo:min-height="3.256cm"/>
    </style:style>
    <style:style style:name="gr3" style:family="graphic" style:parent-style-name="standard" style:list-style-name="L1">
      <style:graphic-properties draw:stroke="none" draw:fill="none" draw:textarea-vertical-align="middle" fo:min-height="3.256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outline1">
      <style:graphic-properties fo:min-height="5.559cm"/>
    </style:style>
    <style:style style:name="pr5" style:family="presentation" style:parent-style-name="Predeterminado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#ffffff" style:font-name-asian="Noto Sans CJK JP DemiLight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fo:color="#000080" style:font-name="Courier New" fo:language="zxx" fo:country="none"/>
    </style:style>
    <style:style style:name="T2" style:family="text">
      <style:text-properties fo:color="#008000" style:font-name="Courier New" fo:language="zxx" fo:country="none"/>
    </style:style>
    <style:style style:name="T3" style:family="text">
      <style:text-properties fo:color="#000000" style:font-name="Courier New" fo:language="zxx" fo:country="none"/>
    </style:style>
    <style:style style:name="T4" style:family="text">
      <style:text-properties fo:color="#ff3200" style:font-name="Courier New" fo:language="zxx" fo:country="none"/>
    </style:style>
    <style:style style:name="T5" style:family="text">
      <style:text-properties fo:color="#ff0000" style:font-name="Courier New" fo:language="zxx" fo:country="none"/>
    </style:style>
    <style:style style:name="T6" style:family="text">
      <style:text-properties fo:language="zxx" fo:country="none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#ffffff" style:font-name-asian="Noto Sans CJK JP DemiLight" style:font-size-asian="44pt" style:font-style-asian="normal" style:font-weight-asian="normal" style:font-name-complex="DejaVu 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#ffffff" style:font-name-asian="Noto Sans CJK JP DemiLight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8000" style:font-name="Courier New" fo:font-size="20pt" fo:language="zxx" fo:country="none" style:font-size-asian="20pt" style:font-size-complex="20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000000" style:font-name="Courier New" fo:font-size="20pt" fo:language="zxx" fo:country="none" style:font-size-asian="20pt" style:font-size-complex="20pt"/>
    </style:style>
    <style:style style:name="T12" style:family="text">
      <style:text-properties fo:color="#ff3200" style:font-name="Courier New" fo:font-size="20pt" fo:language="zxx" fo:country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Open Clos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FizzBuzz in Ruby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8">
        <draw:frame presentation:style-name="pr4" draw:layer="layout" svg:width="12.297cm" svg:height="5.809cm" svg:x="1.4cm" svg:y="4.914cm" presentation:class="outline">
          <draw:text-box>
            <text:p><text:span text:style-name="T1">class</text:span> <text:span text:style-name="T2">Fizz</text:span> </text:p>
            <text:p><text:s text:c="2"/><text:span text:style-name="T1">def</text:span> <text:span text:style-name="T2">value</text:span><text:span text:style-name="T3">(</text:span><text:span text:style-name="T2">n</text:span><text:span text:style-name="T3">)</text:span></text:p>
            <text:p><text:s text:c="4"/><text:span text:style-name="T1">if</text:span> <text:span text:style-name="T2">n</text:span> <text:span text:style-name="T3">%</text:span> <text:span text:style-name="T4">3</text:span> <text:span text:style-name="T3">==</text:span> <text:span text:style-name="T4">0</text:span></text:p>
            <text:p><text:s text:c="6"/><text:span text:style-name="T5">'Fizz'</text:span></text:p>
            <text:p><text:s text:c="4"/><text:span text:style-name="T1">end</text:span></text:p>
            <text:p><text:s text:c="2"/><text:span text:style-name="T1">end</text:span></text:p>
            <text:p><text:span text:style-name="T6">end</text:span></text:p>
          </draw:text-box>
        </draw:frame>
        <draw:frame presentation:style-name="pr4" draw:layer="layout" svg:width="12.297cm" svg:height="5.809cm" svg:x="14.313cm" svg:y="4.914cm" presentation:class="outline">
          <draw:text-box>
            <text:p><text:span text:style-name="T1">class</text:span> <text:span text:style-name="T2">FizzBuzz</text:span></text:p>
            <text:p><text:s text:c="2"/><text:span text:style-name="T1">def</text:span> <text:span text:style-name="T2">value</text:span><text:span text:style-name="T3">(</text:span><text:span text:style-name="T2">n</text:span><text:span text:style-name="T3">)</text:span> <text:s/></text:p>
            <text:p><text:s text:c="4"/><text:span text:style-name="T1">if</text:span> <text:span text:style-name="T2">n</text:span> <text:span text:style-name="T3">%</text:span> <text:span text:style-name="T4">15</text:span> <text:span text:style-name="T3">==</text:span> <text:span text:style-name="T4">0</text:span></text:p>
            <text:p><text:s text:c="6"/><text:span text:style-name="T5">'FizzBuzz'</text:span></text:p>
            <text:p><text:s text:c="4"/><text:span text:style-name="T1">end</text:span></text:p>
            <text:p><text:s text:c="2"/><text:span text:style-name="T1">end</text:span></text:p>
            <text:p><text:span text:style-name="T6">end</text:span></text:p>
          </draw:text-box>
        </draw:frame>
        <draw:frame presentation:style-name="pr4" draw:layer="layout" svg:width="12.297cm" svg:height="5.809cm" svg:x="14.313cm" svg:y="11.276cm" presentation:class="outline" presentation:user-transformed="true">
          <draw:text-box>
            <text:p><text:span text:style-name="T1">class</text:span> <text:span text:style-name="T2">NoFizzBuzz</text:span></text:p>
            <text:p><text:s text:c="2"/><text:span text:style-name="T1">def</text:span> <text:span text:style-name="T2">value</text:span><text:span text:style-name="T3">(</text:span><text:span text:style-name="T2">n</text:span><text:span text:style-name="T3">)</text:span></text:p>
            <text:p><text:s text:c="4"/><text:span text:style-name="T2">n</text:span></text:p>
            <text:p><text:s text:c="2"/><text:span text:style-name="T1">end</text:span></text:p>
            <text:p><text:span text:style-name="T6">end</text:span></text:p>
          </draw:text-box>
        </draw:frame>
        <draw:frame presentation:style-name="pr4" draw:layer="layout" svg:width="12.297cm" svg:height="5.809cm" svg:x="1.4cm" svg:y="11.276cm" presentation:class="outline">
          <draw:text-box>
            <text:p><text:span text:style-name="T1">class</text:span> <text:span text:style-name="T2">Buzz</text:span></text:p>
            <text:p><text:s text:c="2"/><text:span text:style-name="T1">def</text:span> <text:span text:style-name="T2">value</text:span><text:span text:style-name="T3">(</text:span><text:span text:style-name="T2">n</text:span><text:span text:style-name="T3">)</text:span></text:p>
            <text:p><text:s text:c="4"/><text:span text:style-name="T1">if</text:span> <text:span text:style-name="T2">n</text:span> <text:span text:style-name="T3">%</text:span> <text:span text:style-name="T4">5</text:span> <text:span text:style-name="T3">==</text:span> <text:span text:style-name="T4">0</text:span></text:p>
            <text:p><text:s text:c="6"/><text:span text:style-name="T5">'Buzz'</text:span></text:p>
            <text:p><text:s text:c="4"/><text:span text:style-name="T1">end</text:span></text:p>
            <text:p><text:s text:c="2"/><text:span text:style-name="T1">end</text:span> <text:s/></text:p>
            <text:p><text:span text:style-name="T6">end</text:span></text:p>
          </draw:text-box>
        </draw:frame>
        <draw:frame draw:style-name="gr2" draw:text-style-name="P3" draw:layer="layout" svg:width="25.199cm" svg:height="3.506cm" svg:x="1.402cm" svg:y="0.951cm">
          <draw:text-box>
            <text:p text:style-name="P2"><text:span text:style-name="T7">Example taken from rubyplus</text:span><text:span text:style-name="T7"><text:line-break/></text:span><text:span text:style-name="T8"><text:a xlink:href="https://www.rubyplus.com/articles/151" xlink:type="simple">https://www.rubyplus.com/articles/151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3T3">
        <draw:frame presentation:style-name="pr5" draw:layer="layout" svg:width="12.297cm" svg:height="12.179cm" svg:x="1.4cm" svg:y="4.914cm" presentation:class="outline">
          <draw:text-box>
            <text:p><text:span text:style-name="T1">class</text:span> <text:span text:style-name="T2">FizzBuzzGenerator</text:span></text:p>
            <text:p><text:s text:c="2"/><text:span text:style-name="T1">def</text:span> <text:span text:style-name="T2">initialize</text:span><text:span text:style-name="T3">(</text:span><text:span text:style-name="T2">objects</text:span><text:span text:style-name="T3">,</text:span> <text:span text:style-name="T2">list</text:span><text:span text:style-name="T3">)</text:span></text:p>
            <text:p><text:s text:c="4"/><text:span text:style-name="T3">@</text:span><text:span text:style-name="T2">list</text:span> <text:span text:style-name="T3">=</text:span> <text:span text:style-name="T2">list</text:span></text:p>
            <text:p><text:s text:c="4"/><text:span text:style-name="T3">@</text:span><text:span text:style-name="T2">objects</text:span> <text:span text:style-name="T3">=</text:span> <text:span text:style-name="T2">objects</text:span></text:p>
            <text:p><text:s text:c="2"/><text:span text:style-name="T1">end</text:span></text:p>
            <text:p/>
            <text:p><text:s text:c="2"/><text:span text:style-name="T1">def</text:span> <text:span text:style-name="T2">generate</text:span></text:p>
            <text:p><text:s text:c="4"/><text:span text:style-name="T2">result</text:span> <text:span text:style-name="T3">=</text:span> <text:span text:style-name="T3">[]</text:span></text:p>
            <text:p/>
            <text:p><text:s text:c="4"/><text:span text:style-name="T3">@</text:span><text:span text:style-name="T2">list.each</text:span> <text:span text:style-name="T1">do</text:span> <text:span text:style-name="T3">|</text:span><text:span text:style-name="T2">num</text:span><text:span text:style-name="T3">|</text:span> <text:s/></text:p>
            <text:p><text:s text:c="6"/><text:span text:style-name="T3">@</text:span><text:span text:style-name="T2">objects.each</text:span> <text:span text:style-name="T1">do</text:span> <text:span text:style-name="T3">|</text:span><text:span text:style-name="T2">l</text:span><text:span text:style-name="T3">|</text:span></text:p>
            <text:p><text:s text:c="8"/><text:span text:style-name="T2">v</text:span> <text:span text:style-name="T3">=</text:span> <text:span text:style-name="T2">l.value</text:span><text:span text:style-name="T3">(</text:span><text:span text:style-name="T2">num</text:span><text:span text:style-name="T3">)</text:span> </text:p>
            <text:p><text:s text:c="8"/><text:span text:style-name="T1">unless</text:span> <text:span text:style-name="T2">v.nil?</text:span></text:p>
            <text:p><text:s text:c="10"/><text:span text:style-name="T2">result</text:span> <text:span text:style-name="T3">&lt;&lt;</text:span> <text:span text:style-name="T2">v</text:span></text:p>
            <text:p><text:s text:c="10"/><text:span text:style-name="T1">break</text:span></text:p>
            <text:p><text:s text:c="8"/><text:span text:style-name="T1">end</text:span></text:p>
            <text:p><text:s text:c="6"/><text:span text:style-name="T1">end</text:span></text:p>
            <text:p><text:s text:c="4"/><text:span text:style-name="T1">end</text:span></text:p>
            <text:p/>
            <text:p><text:s text:c="4"/><text:span text:style-name="T2">result</text:span></text:p>
            <text:p><text:s text:c="2"/><text:span text:style-name="T1">end</text:span></text:p>
            <text:p><text:span text:style-name="T6">end</text:span></text:p>
          </draw:text-box>
        </draw:frame>
        <draw:frame presentation:style-name="pr5" draw:text-style-name="P4" draw:layer="layout" svg:width="12.297cm" svg:height="12.179cm" svg:x="14.313cm" svg:y="4.914cm" presentation:class="outline">
          <draw:text-box>
            <text:p><text:span text:style-name="T9">objects</text:span><text:span text:style-name="T10"> </text:span><text:span text:style-name="T11">=</text:span><text:span text:style-name="T10"> </text:span><text:span text:style-name="T11">[</text:span><text:span text:style-name="T9">FizzBuzz.new</text:span><text:span text:style-name="T11">,</text:span><text:span text:style-name="T10"> </text:span><text:span text:style-name="T9">Fizz.new</text:span><text:span text:style-name="T11">,</text:span><text:span text:style-name="T10"> </text:span><text:span text:style-name="T9">Buzz.new</text:span><text:span text:style-name="T11">,</text:span><text:span text:style-name="T10"> </text:span><text:span text:style-name="T9">NoFizzBuzz.new</text:span><text:span text:style-name="T11">]</text:span></text:p>
            <text:p><text:span text:style-name="T10"/></text:p>
            <text:p><text:span text:style-name="T9">g</text:span><text:span text:style-name="T10"> </text:span><text:span text:style-name="T11">=</text:span><text:span text:style-name="T10"> </text:span><text:span text:style-name="T9">FizzBuzzGenerator.new</text:span><text:span text:style-name="T11">(</text:span><text:span text:style-name="T9">objects</text:span><text:span text:style-name="T11">,</text:span><text:span text:style-name="T10"> </text:span><text:span text:style-name="T11">(</text:span><text:span text:style-name="T12">1..20</text:span><text:span text:style-name="T11">).</text:span><text:span text:style-name="T9">to_a</text:span><text:span text:style-name="T11">)</text:span></text:p>
            <text:p><text:span text:style-name="T9">r</text:span><text:span text:style-name="T10"> </text:span><text:span text:style-name="T11">=</text:span><text:span text:style-name="T10"> </text:span><text:span text:style-name="T9">g.generate</text:span></text:p>
            <text:p><text:span text:style-name="T9">puts</text:span><text:span text:style-name="T10"> </text:span><text:span text:style-name="T9">r</text:span></text:p>
          </draw:text-box>
        </draw:frame>
        <draw:frame draw:style-name="gr3" draw:text-style-name="P3" draw:layer="layout" svg:width="25.199cm" svg:height="3.506cm" svg:x="1.403cm" svg:y="0.951cm">
          <draw:text-box>
            <text:p text:style-name="P2"><text:span text:style-name="T7">Example taken from rubyplus</text:span><text:span text:style-name="T7"><text:line-break/></text:span><text:span text:style-name="T8"><text:a xlink:href="https://www.rubyplus.com/articles/151" xlink:type="simple">https://www.rubyplus.com/articles/151</text:a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8">
        <draw:frame presentation:style-name="pr5" draw:layer="layout" svg:width="12.297cm" svg:height="1.686cm" svg:x="1.4cm" svg:y="4.914cm" presentation:class="outline" presentation:user-transformed="true">
          <draw:text-box>
            <text:list text:style-name="L2">
              <text:list-item>
                <text:p>Poposed API</text:p>
              </text:list-item>
            </text:list>
          </draw:text-box>
        </draw:frame>
        <draw:frame presentation:style-name="pr5" draw:layer="layout" svg:width="12.297cm" svg:height="1.686cm" svg:x="14.313cm" svg:y="4.914cm" presentation:class="outline" presentation:user-transformed="true">
          <draw:text-box>
            <text:list text:style-name="L2">
              <text:list-item>
                <text:p>Prefer</text:p>
              </text:list-item>
            </text:list>
          </draw:text-box>
        </draw:frame>
        <draw:frame presentation:style-name="pr1" draw:layer="layout" svg:width="25.199cm" svg:height="3.506cm" svg:x="1.4cm" svg:y="0.837cm" presentation:class="title">
          <draw:text-box>
            <text:p>Change classes</text:p>
          </draw:text-box>
        </draw:frame>
        <draw:frame presentation:style-name="pr4" draw:layer="layout" svg:width="12.297cm" svg:height="10.485cm" svg:x="14.313cm" svg:y="6.6cm" presentation:class="outline" presentation:user-transformed="true">
          <draw:text-box>
            <text:p><text:span text:style-name="T1">class</text:span> <text:span text:style-name="T2">Fizz</text:span> </text:p>
            <text:p><text:s text:c="2"/><text:span text:style-name="T1">def</text:span> <text:span text:style-name="T2">value</text:span></text:p>
            <text:p><text:s text:c="6"/><text:span text:style-name="T5">'Fizz'</text:span></text:p>
            <text:p><text:s text:c="2"/><text:span text:style-name="T1">end</text:span></text:p>
            <text:p><text:span text:style-name="T1">end</text:span></text:p>
          </draw:text-box>
        </draw:frame>
        <draw:frame presentation:style-name="pr4" draw:layer="layout" svg:width="12.297cm" svg:height="10.485cm" svg:x="1.4cm" svg:y="6.6cm" presentation:class="outline" presentation:user-transformed="true">
          <draw:text-box>
            <text:p><text:span text:style-name="T1">class</text:span> <text:span text:style-name="T2">Fizz</text:span> </text:p>
            <text:p><text:s text:c="2"/><text:span text:style-name="T1">def</text:span> <text:span text:style-name="T2">value</text:span><text:span text:style-name="T3">(</text:span><text:span text:style-name="T2">n</text:span><text:span text:style-name="T3">)</text:span></text:p>
            <text:p><text:s text:c="4"/><text:span text:style-name="T1">if</text:span> <text:span text:style-name="T2">n</text:span> <text:span text:style-name="T3">%</text:span> <text:span text:style-name="T4">3</text:span> <text:span text:style-name="T3">==</text:span> <text:span text:style-name="T4">0</text:span></text:p>
            <text:p><text:s text:c="6"/><text:span text:style-name="T5">'Fizz'</text:span></text:p>
            <text:p><text:s text:c="4"/><text:span text:style-name="T1">end</text:span></text:p>
            <text:p><text:s text:c="2"/><text:span text:style-name="T1">end</text:span></text:p>
            <text:p><text:span text:style-name="T6">en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4T1">
        <draw:frame presentation:style-name="pr1" draw:layer="layout" svg:width="25.199cm" svg:height="3.506cm" svg:x="1.4cm" svg:y="0.837cm" presentation:class="title">
          <draw:text-box>
            <text:p>FizzBuzz Enterprise Edition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10"><text:a xlink:href="https://github.com/EnterpriseQualityCoding/FizzBuzzEnterpriseEdition" xlink:type="simple">https://github.com/EnterpriseQualityCoding/FizzBuzzEnterpriseEdition</text:a></text:span></text:p>
                <text:p text:style-name="P4"><text:span text:style-name="T10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Liberation Mono2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Courier New" svg:font-family="'Courier New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Noto Sans CJK JP DemiLight1" svg:font-family="'Noto Sans CJK JP DemiLight'" style:font-family-generic="swiss" style:font-pitch="variable"/>
    <style:font-face style:name="DejaVu Sans" svg:font-family="'DejaVu Sans'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JP DemiLight" svg:font-family="'Noto Sans CJK JP Demi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DemiLight" style:font-family-asian="'Noto Sans CJK JP DemiLight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s" fo:country="MX" style:letter-kerning="true" style:font-name-asian="Noto Sans CJK JP DemiLight1" style:font-family-asian="'Noto Sans CJK JP DemiLight'" style:font-family-generic-asian="swiss" style:font-pitch-asian="variable" style:font-size-asian="12pt" style:language-asian="hi" style:country-asian="IN"/>
    </style:style>
    <style:style style:name="_5f_OOoComputerIdent" style:display-name="_OOoComputerIdent" style:family="graphic">
      <style:paragraph-properties style:text-autospace="none"/>
      <style:text-properties fo:color="#008000" style:font-name="Courier New" fo:font-family="'Courier New'" style:font-family-generic="roman" style:font-pitch="variable" fo:language="zxx" fo:country="none"/>
    </style:style>
    <style:style style:name="_5f_OOoComputerBase" style:display-name="_OOoComputerBas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OOoComputerCode" style:family="graphic">
      <style:paragraph-properties style:text-autospace="none"/>
      <style:text-properties fo:color="#000000" style:font-name="Courier New" fo:font-family="'Courier New'" style:font-family-generic="roman" style:font-pitch="variable"/>
    </style:style>
    <style:style style:name="_5f_OOoComputerAltKeyWord" style:display-name="_OOoComputerAltKeyWord" style:family="graphic">
      <style:paragraph-properties style:text-autospace="none"/>
      <style:text-properties fo:color="#320080" style:font-name="Courier New" fo:font-family="'Courier New'" style:font-family-generic="roman" style:font-pitch="variable" fo:language="zxx" fo:country="none"/>
    </style:style>
    <style:style style:name="_5f_OOoComputerKeyWord" style:display-name="_OOoComputerKeyWord" style:family="graphic">
      <style:paragraph-properties style:text-autospace="none"/>
      <style:text-properties fo:color="#000080" style:font-name="Courier New" fo:font-family="'Courier New'" style:font-family-generic="roman" style:font-pitch="variable" fo:language="zxx" fo:country="none"/>
    </style:style>
    <style:style style:name="_5f_OOoComputerNumber" style:display-name="_OOoComputerNumber" style:family="graphic">
      <style:paragraph-properties style:text-autospace="none"/>
      <style:text-properties fo:color="#ff3200" style:font-name="Courier New" fo:font-family="'Courier New'" style:font-family-generic="roman" style:font-pitch="variable" fo:language="zxx" fo:country="none"/>
    </style:style>
    <style:style style:name="_5f_OOoComputerLiteral" style:display-name="_OOoComputerLiteral" style:family="graphic">
      <style:paragraph-properties style:text-autospace="none"/>
      <style:text-properties fo:color="#ff0000" style:font-name="Courier New" fo:font-family="'Courier New'" style:font-family-generic="roman" style:font-pitch="variable" fo:language="zxx" fo:country="none"/>
    </style:style>
    <style:style style:name="_5f_OOoComputerSpecial" style:display-name="_OOoComputerSpecial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/>
    </style:style>
    <style:style style:name="_5f_OOoComputerBaseNoLocale" style:display-name="_OOoComputerBaseNoLocale" style:family="graphic">
      <style:paragraph-properties style:text-autospace="none"/>
      <style:text-properties fo:color="#000000" style:font-name="Courier New" fo:font-family="'Courier New'" style:font-family-generic="roman" style:font-pitch="variable" fo:language="zxx" fo:country="none"/>
    </style:style>
    <style:style style:name="_5f_OOoComputerComment" style:display-name="_OOoComputerComment" style:family="graphic">
      <style:paragraph-properties style:text-autospace="none"/>
      <style:text-properties fo:color="#4c4c4c" style:font-name="Courier New" fo:font-family="'Courier New'" style:font-family-generic="roman" style:font-pitch="variable"/>
    </style:style>
    <style:style style:name="Texto_20_fuente" style:display-name="Texto fuent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Texto_20_preformateado" style:display-name="Texto preformateado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Índice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Leyenda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DejaVu Sans2" style:font-family-asian="'DejaVu Sans'" style:font-family-generic-asian="swiss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Noto Sans CJK JP DemiLight" style:font-family-asian="'Noto Sans CJK JP DemiLight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Noto Sans CJK JP DemiLight" style:font-family-asian="'Noto Sans CJK JP DemiLight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Noto Sans CJK JP DemiLight" style:font-family-asian="'Noto Sans CJK JP DemiLight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Noto Sans CJK JP DemiLight" style:font-family-asian="'Noto Sans CJK JP DemiLight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2T11:01:52.497685248</meta:creation-date>
    <dc:date>2015-07-14T10:23:57.724621999</dc:date>
    <meta:editing-duration>PT33M35S</meta:editing-duration>
    <meta:editing-cycles>10</meta:editing-cycles>
    <meta:generator>LibreOffice/4.4.3.2$Linux_X86_64 LibreOffice_project/650f001681c2a967e7905a12d0b4dda77d6233a1</meta:generator>
    <meta:document-statistic meta:object-count="48"/>
  </office:meta>
</office:document-meta>
</file>